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6.217708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1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Functional Dependence Code</text:p>
          </table:table-cell>
          <table:table-cell office:value-type="string" table:style-name="ce2">
            <text:p>Functional <text:s/>Dependence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Not <text:s/>Applicable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25% <text:s/>of <text:s/>Care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50% <text:s/>of <text:s/>Care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75% <text:s/>of <text:s/>Care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100% <text:s/>of <text:s/>Care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7:57:37Z</meta:creation-date>
    <dc:date>2020-04-29T09:55:02Z</dc:date>
    <meta:user-defined meta:name="WorkbookGuid">9c8fb6c5-1645-463f-b0f7-748d2fd4c12e</meta:user-defined>
    <meta:user-defined meta:name="ConnectionInfosStorage">WorkbookXmlParts</meta:user-defined>
  </office:meta>
</office:document-meta>
</file>